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16b504" officeooo:paragraph-rsid="0016b504"/>
    </style:style>
    <style:style style:name="P2" style:family="paragraph" style:parent-style-name="Standard">
      <style:text-properties style:font-name="Open Sans" fo:font-weight="bold" officeooo:rsid="0016b504" officeooo:paragraph-rsid="0016b504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HARDWARE</text:p>
      <text:p text:style-name="P1"/>
      <text:p text:style-name="P1">1. Arquitectura de un ordenador</text:p>
      <text:p text:style-name="P1"><text:tab/>1.1. Unidad Central de Proceso (CPU)</text:p>
      <text:p text:style-name="P1"><text:tab/>1.2. Memoria</text:p>
      <text:p text:style-name="P1"><text:tab/>1.3. Buses</text:p>
      <text:p text:style-name="P1"><text:tab/>1.4. Periféricos o dispositivos de entrada/salida</text:p>
      <text:p text:style-name="P1"><text:tab/><text:tab/>1.4.1. Periféricos de entrada</text:p>
      <text:p text:style-name="P1"><text:tab/><text:tab/>1.4.2. Periféricos de salida</text:p>
      <text:p text:style-name="P1"><text:tab/><text:tab/>1.4.3. Periféricos de entrada/salida</text:p>
      <text:p text:style-name="P1"/>
      <text:p text:style-name="P1">2. Carcasa de un ordenador</text:p>
      <text:p text:style-name="P1"/>
      <text:p text:style-name="P1">3. Placa base de un ordenador</text:p>
      <text:p text:style-name="P1"><text:tab/>3.1. Conectores internos y puertos de comunicación</text:p>
      <text:p text:style-name="P1"><text:tab/>3.2. Chipset</text:p>
      <text:p text:style-name="P1"><text:tab/>3.3. Microprocesador</text:p>
      <text:p text:style-name="P1"><text:tab/>3.4. Tarjetas de expans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8:36:29.559324885</meta:creation-date>
    <dc:date>2019-05-24T09:10:44.970236720</dc:date>
    <meta:editing-duration>PT23M55S</meta:editing-duration>
    <meta:editing-cycles>1</meta:editing-cycles>
    <meta:document-statistic meta:table-count="0" meta:image-count="0" meta:object-count="0" meta:page-count="1" meta:paragraph-count="15" meta:word-count="60" meta:character-count="416" meta:non-whitespace-character-count="357"/>
    <meta:generator>LibreOffice/6.2.0.3$Linux_X86_64 LibreOffice_project/98c6a8a1c6c7b144ce3cc729e34964b47ce25d62</meta:generator>
  </office:meta>
</office:document-meta>
</file>